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43a030" officeooo:paragraph-rsid="003dcb7e"/>
    </style:style>
    <style:style style:name="P2" style:family="paragraph" style:parent-style-name="Heading_20_3">
      <style:text-properties officeooo:paragraph-rsid="003dcb7e"/>
    </style:style>
    <style:style style:name="P3" style:family="paragraph" style:parent-style-name="Text_20_body">
      <style:text-properties officeooo:rsid="00400e7e" officeooo:paragraph-rsid="00400e7e"/>
    </style:style>
    <style:style style:name="P4" style:family="paragraph" style:parent-style-name="Heading_20_1" style:master-page-name="Right_20_Page">
      <style:paragraph-properties style:page-number="auto"/>
      <style:text-properties officeooo:rsid="0043a030" officeooo:paragraph-rsid="003dcb7e"/>
    </style:style>
    <style:style style:name="P5" style:family="paragraph" style:parent-style-name="Heading_20_2">
      <style:text-properties officeooo:paragraph-rsid="003dcb7e"/>
    </style:style>
    <style:style style:name="P6" style:family="paragraph" style:parent-style-name="Heading_20_3">
      <style:paragraph-properties fo:margin-top="0.25cm" fo:margin-bottom="0cm" loext:contextual-spacing="false"/>
      <style:text-properties officeooo:rsid="0043a030" officeooo:paragraph-rsid="003dcb7e"/>
    </style:style>
    <style:style style:name="P7" style:family="paragraph" style:parent-style-name="Heading_20_3">
      <style:paragraph-properties fo:margin-top="0.25cm" fo:margin-bottom="0cm" loext:contextual-spacing="false"/>
      <style:text-properties officeooo:paragraph-rsid="003dcb7e"/>
    </style:style>
    <style:style style:name="T1" style:family="text">
      <style:text-properties officeooo:rsid="0043a0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You Are My Sunshine</text:h>
      <text:p text:style-name="P5">(<text:span text:style-name="T1">Jimmie Davis</text:span>)</text:p>
      <text:p text:style-name="P3">Capo 2</text:p>
      <text:p text:style-name="P6">[CHORUS]</text:p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p text:style-name="P7">[VERSE 1]</text:p>
      <text:p text:style-name="P1">G</text:p>
      <text:p text:style-name="P1">The other night dear, as I lay sleeping</text:p>
      <text:p text:style-name="P1"><text:s text:c="12"/>C <text:s text:c="13"/>G </text:p>
      <text:p text:style-name="P1">I dreamed I held you in my arms</text:p>
      <text:p text:style-name="P1"><text:s text:c="8"/>C <text:s text:c="18"/>G <text:s text:c="4"/></text:p>
      <text:p text:style-name="P1">When I awoke dear, I was mistaken</text:p>
      <text:p text:style-name="P1"><text:s text:c="14"/>D <text:s text:c="7"/>G </text:p>
      <text:p text:style-name="P1">And I hung my head and cried</text:p>
      <text:p text:style-name="P7">[CHORUS]</text:p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p text:style-name="P7">[VERSE 2]</text:p>
      <text:p text:style-name="P1">G</text:p>
      <text:p text:style-name="P1">I'll always love you and make you happy</text:p>
      <text:p text:style-name="P1"><text:s text:c="13"/>C <text:s text:c="11"/>G <text:s text:c="2"/></text:p>
      <text:p text:style-name="P1">If you could only say the same</text:p>
      <text:p text:style-name="P1"><text:soft-page-break/><text:s text:c="11"/>C <text:s text:c="18"/>G</text:p>
      <text:p text:style-name="P1">But if you leave me, to love another</text:p>
      <text:p text:style-name="P1"><text:s text:c="19"/>D <text:s text:c="6"/>G <text:s/></text:p>
      <text:p text:style-name="P1">You will regret it all someday</text:p>
      <text:p text:style-name="P2">[CHORUS]</text:p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  <text:p text:style-name="P2">[VERSE 3]</text:p>
      <text:p text:style-name="P1">G </text:p>
      <text:p text:style-name="P1">You told me once dear, you really loved me</text:p>
      <text:p text:style-name="P1"><text:s text:c="11"/>C <text:s text:c="17"/>G</text:p>
      <text:p text:style-name="P1">And no one else could come between</text:p>
      <text:p text:style-name="P1"><text:s text:c="16"/>C <text:s text:c="18"/>G </text:p>
      <text:p text:style-name="P1">Well now you've left me, and love another</text:p>
      <text:p text:style-name="P1"><text:s text:c="19"/>D <text:s text:c="5"/>G</text:p>
      <text:p text:style-name="P1">You have shattered all my dreams</text:p>
      <text:p text:style-name="P2">[CHORUS]</text:p>
      <text:p text:style-name="P1">G <text:s text:c="37"/></text:p>
      <text:p text:style-name="P1">You are my sunshine, my only sunshine</text:p>
      <text:p text:style-name="P1"><text:s text:c="12"/>C <text:s text:c="19"/>G</text:p>
      <text:p text:style-name="P1">You make me happy when skies are gray</text:p>
      <text:p text:style-name="P1"><text:s text:c="13"/>C <text:s text:c="20"/>G </text:p>
      <text:p text:style-name="P1">You'll never know dear, how much I love you</text:p>
      <text:p text:style-name="P1"><text:s text:c="21"/>D <text:s text:c="9"/>G <text:s text:c="2"/></text:p>
      <text:p text:style-name="P1">Please don't take my sunshine aw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55M9S</meta:editing-duration>
    <meta:editing-cycles>48</meta:editing-cycles>
    <meta:generator>LibreOffice/6.0.1.1$MacOSX_X86_64 LibreOffice_project/60bfb1526849283ce2491346ed2aa51c465abfe6</meta:generator>
    <dc:title>Lyrics + Chords</dc:title>
    <dc:date>2018-02-19T12:33:50.048013380</dc:date>
    <meta:print-date>2017-04-03T12:23:29.985893000</meta:print-date>
    <meta:document-statistic meta:table-count="0" meta:image-count="0" meta:object-count="0" meta:page-count="2" meta:paragraph-count="66" meta:word-count="276" meta:character-count="1981" meta:non-whitespace-character-count="977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